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97a2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e21ff5"/>
    </style:style>
    <style:style style:name="T93" style:family="text">
      <style:text-properties officeooo:rsid="0233449b"/>
    </style:style>
    <style:style style:name="T94" style:family="text">
      <style:text-properties officeooo:rsid="02317916"/>
    </style:style>
    <style:style style:name="T95" style:family="text">
      <style:text-properties officeooo:rsid="0063a409"/>
    </style:style>
    <style:style style:name="T96" style:family="text">
      <style:text-properties officeooo:rsid="034a2232"/>
    </style:style>
    <style:style style:name="T97" style:family="text">
      <style:text-properties officeooo:rsid="0387836c"/>
    </style:style>
    <style:style style:name="T98" style:family="text">
      <style:text-properties officeooo:rsid="03b4652d"/>
    </style:style>
    <style:style style:name="T99" style:family="text">
      <style:text-properties officeooo:rsid="03e46f2c"/>
    </style:style>
    <style:style style:name="T100" style:family="text">
      <style:text-properties officeooo:rsid="023d18e5"/>
    </style:style>
    <style:style style:name="T101" style:family="text">
      <style:text-properties officeooo:rsid="00836784"/>
    </style:style>
    <style:style style:name="T102" style:family="text">
      <style:text-properties officeooo:rsid="036e9576"/>
    </style:style>
    <style:style style:name="T103" style:family="text">
      <style:text-properties officeooo:rsid="041b89ea"/>
    </style:style>
    <style:style style:name="T10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8">Esser-</text:span>Skala, 201<text:span text:style-name="T99">9</text:span></text:p>
      <text:p text:style-name="P17"/>
      <text:p text:style-name="P17"/>
      <text:p text:style-name="P12">© 201<text:span text:style-name="T99">9</text:span> by Wolfgang <text:span text:style-name="T98">Esser-</text:span>Skala. This edition is licensed under the<text:span text:style-name="T96"><text:line-break/></text:span>Creative Commons Attribution<text:span text:style-name="T90">-NonCommercial-ShareAlike</text:span> 4.0 International License.<text:span text:style-name="T96"><text:line-break/></text:span>To view a copy of this license, visit http://creativecommons.org/licenses/by<text:span text:style-name="T91">-nc-sa</text:span>/4.0/.</text:p>
      <text:p text:style-name="P11"/>
      <text:p text:style-name="P13">Music engraving by LilyPond 2.18.0 (http://www.lilypond.org).<text:span text:style-name="T89"><text:line-break/>Front matter</text:span> typeset with EB Garamond (http://www.georgduffner.at/ebgaramond).</text:p>
      <text:p text:style-name="P17"/>
      <text:p text:style-name="P10">First <text:span text:style-name="T92">version</text:span>, <text:span text:style-name="T9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03">http://resolver.staatsbibliothek-berlin.de/SBB0000A77E00000000<text:line-break/><text:tab/></text:span>(siglum Mus.<text:span text:style-name="T103">ms. 23262</text:span>).</text:p>
      <text:p text:style-name="P2"/>
      <text:p text:style-name="P3">In general, this edition closely follows the <text:span text:style-name="T97">manuscript</text:span>. Any changes <text:span text:style-name="T8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00"> cor, horn; fl, flute; Ms, manuscript; ob, oboe; o</text:span>rg,<text:span text:style-name="T104"> </text:span>basses and organ; <text:span text:style-name="T100">r, rest;</text:span> S,<text:span text:style-name="T104"> </text:span>soprano; T<text:span text:style-name="T101">, </text:span>tenor; <text:span text:style-name="T102">vl</text:span>, violin;<text:span text:style-name="T10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94">wolfgang</text:span> (at) <text:span text:style-name="T93">esser-skala</text:span>.at<text:span text:style-name="T9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8">Esser-</text:span>Skala</text:p>
      <text:p text:style-name="P23"><text:span text:style-name="T9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13:55:56.585454198</dc:date>
    <dc:creator>Wolfgang Skala</dc:creator>
    <meta:editing-duration>P11DT23H3M43S</meta:editing-duration>
    <meta:editing-cycles>103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89" meta:character-count="4212" meta:non-whitespace-character-count="3381"/>
  </office:meta>
</office:document-meta>
</file>